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1.75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9118in"/>
    </style:style>
    <style:style style:name="co7" style:family="table-column">
      <style:table-column-properties fo:break-before="auto" style:column-width="2.6102in"/>
    </style:style>
    <style:style style:name="co8" style:family="table-column">
      <style:table-column-properties fo:break-before="auto" style:column-width="1.711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1.578in"/>
    </style:style>
    <style:style style:name="co11" style:family="table-column">
      <style:table-column-properties fo:break-before="auto" style:column-width="1.9335in"/>
    </style:style>
    <style:style style:name="co12" style:family="table-column">
      <style:table-column-properties fo:break-before="auto" style:column-width="1.31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409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wrap-option="wrap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Arial"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ile flo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>
            <text:p>index.html →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2">
          <table:table-cell/>
          <table:table-cell table:style-name="Default"/>
          <table:table-cell table:style-name="ce5" office:value-type="string">
            <text:p>If there was no form input → </text:p>
          </table:table-cell>
          <table:table-cell table:style-name="ce1" office:value-type="string">
            <text:p>re-login_page.html 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4">
          <table:table-cell/>
          <table:table-cell table:style-name="ce1" office:value-type="string">
            <text:p>do_authuser.php →</text:p>
          </table:table-cell>
          <table:table-cell office:value-type="string">
            <text:p>if signed in properly make a journal entry → </text:p>
          </table:table-cell>
          <table:table-cell table:style-name="ce1" office:value-type="string">
            <text:p>index2.php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>
            <text:p>right_border_testimonials.php"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in a frame on the right side 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>
            <text:p>Includes:</text:p>
          </table:table-cell>
          <table:table-cell table:number-columns-repeated="1022"/>
        </table:table-row>
        <table:table-row table:style-name="ro6">
          <table:table-cell/>
          <table:table-cell table:style-name="ce4" office:value-type="string">
            <text:p>ahcDatabase_class.php </text:p>
          </table:table-cell>
          <table:table-cell table:number-columns-repeated="102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erica2_AHC" table:style-name="ta1" table:print="false"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ce2"/>
        <table:table-column table:style-name="co4" table:number-columns-repeated="1017" table:default-cell-style-name="Default"/>
        <table:table-row table:style-name="ro6">
          <table:table-cell table:style-name="ce1" office:value-type="string">
            <text:p>$db_name</text:p>
          </table:table-cell>
          <table:table-cell table:style-name="ce7" office:value-type="string">
            <text:p>table_name </text:p>
          </table:table-cell>
          <table:table-cell table:style-name="ce1" office:value-type="string">
            <text:p>perm_array[member_type]</text:p>
          </table:table-cell>
          <table:table-cell table:style-name="ce9" office:value-type="string">
            <text:p>$member_f_name=$perm_array[f_name];</text:p>
          </table:table-cell>
          <table:table-cell table:style-name="ce1" table:number-columns-repeated="3"/>
          <table:table-cell table:style-name="ce10" table:number-columns-repeated="1017"/>
        </table:table-row>
        <table:table-row table:style-name="ro7">
          <table:table-cell table:style-name="ce6" office:value-type="string">
            <text:p>america2_AHC </text:p>
          </table:table-cell>
          <table:table-cell table:style-name="ce8" office:value-type="string">
            <text:p>auth_users </text:p>
          </table:table-cell>
          <table:table-cell table:style-name="ce5" office:value-type="string">
            <text:p>permissions array</text:p>
          </table:table-cell>
          <table:table-cell table:style-name="ce9" office:value-type="string">
            <text:p>$member_l_name=$perm_array[l_name];</text:p>
          </table:table-cell>
          <table:table-cell table:number-columns-repeated="1020"/>
        </table:table-row>
        <table:table-row table:style-name="ro6">
          <table:table-cell office:value-type="string">
            <text:p><text:s/></text:p>
          </table:table-cell>
          <table:table-cell table:number-columns-repeated="2"/>
          <table:table-cell table:style-name="ce9" office:value-type="string">
            <text:p>$member_type=$permission;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8" office:value-type="string">
            <text:p>$user_id = $perm_array[id];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3"/>
          <table:table-cell table:style-name="ce8" office:value-type="string">
            <text:p>$_SESSION[permission]= $permission; </text:p>
          </table:table-cell>
          <table:table-cell office:value-type="string">
            <text:p>level of permission throught the sit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3"/>
          <table:table-cell table:style-name="ce8" office:value-type="string">
            <text:p>$_SESSION[user]= $user_id; </text:p>
          </table:table-cell>
          <table:table-cell office:value-type="string">
            <text:p>set variable to id this us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3"/>
          <table:table-cell table:style-name="ce8" office:value-type="string">
            <text:p>$_SESSION[member_f_name]=$member_f_name;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8" office:value-type="string">
            <text:p>$_SESSION[auth]="ok"; //set session cookie</text:p>
          </table:table-cell>
          <table:table-cell table:style-name="ce8" office:value-type="string">
            <text:p>                $_SESSION[member_l_name]=$member_l_name; 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8" office:value-type="string">
            <text:p>                $auth = $_SESSION[auth]; 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8" office:value-type="string">
            <text:p>$_SESSION[timer_start]= time(); </text:p>
          </table:table-cell>
          <table:table-cell office:value-type="string">
            <text:p>session timer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8" office:value-type="string">
            <text:p>$_SESSION[destination]=$destination; </text:p>
          </table:table-cell>
          <table:table-cell office:value-type="string">
            <text:p>put $destination in session and have index retrieve it (?)</text:p>
          </table:table-cell>
          <table:table-cell table:number-columns-repeated="1019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 database info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merica2_AHC</text:p>
          </table:table-cell>
          <table:table-cell office:value-type="string">
            <text:p>hostname</text:p>
          </table:table-cell>
          <table:table-cell/>
        </table:table-row>
        <table:table-row table:style-name="ro1">
          <table:table-cell/>
          <table:table-cell office:value-type="string">
            <text:p>mysql.americanhypnotherapyassociation.com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>
            <text:p>firstuser</text:p>
          </table:table-cell>
          <table:table-cell/>
        </table:table-row>
        <table:table-row table:style-name="ro1">
          <table:table-cell/>
          <table:table-cell office:value-type="string">
            <text:p>larryvolz</text:p>
          </table:table-cell>
          <table:table-cell/>
        </table:table-row>
      </table:table>
      <table:table table:name="Activity Log" table:style-name="ta1" table:print="false">
        <table:table-column table:style-name="co11" table:default-cell-style-name="ce11"/>
        <table:table-column table:style-name="co12" table:number-columns-repeated="6" table:default-cell-style-name="ce11"/>
        <table:table-row table:style-name="ro5">
          <table:table-cell table:style-name="ce6" office:value-type="string">
            <text:p>$table_name="activity_log"; </text:p>
          </table:table-cell>
          <table:table-cell table:style-name="ce12"/>
          <table:table-cell table:number-columns-repeated="5"/>
        </table:table-row>
        <table:table-row table:style-name="ro8">
          <table:table-cell/>
          <table:table-cell table:style-name="ce8" office:value-type="string">
            <text:p>//MAKE A JOURNAL ENTRY</text:p>
          </table:table-cell>
          <table:table-cell table:number-columns-repeated="5"/>
        </table:table-row>
        <table:table-row table:style-name="ro3" table:number-rows-repeated="2">
          <table:table-cell/>
          <table:table-cell table:style-name="ce12"/>
          <table:table-cell table:number-columns-repeated="5"/>
        </table:table-row>
        <table:table-row table:style-name="ro8">
          <table:table-cell/>
          <table:table-cell table:style-name="ce8" office:value-type="string">
            <text:p>$list_id=7;//Log in code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$now=time();</text:p>
          </table:table-cell>
          <table:table-cell table:number-columns-repeated="5"/>
        </table:table-row>
        <table:table-row table:style-name="ro8">
          <table:table-cell/>
          <table:table-cell table:style-name="ce8" office:value-type="string">
            <text:p>$table_name="activity_log"; </text:p>
          </table:table-cell>
          <table:table-cell table:number-columns-repeated="5"/>
        </table:table-row>
        <table:table-row table:style-name="ro8" table:number-rows-repeated="1048568">
          <table:table-cell table:number-columns-repeated="7"/>
        </table:table-row>
        <table:table-row table:style-name="ro8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11/09/2020</text:date>, <text:time>18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ry Volz</meta:initial-creator>
    <meta:creation-date>2020-11-08T01:04:52.30</meta:creation-date>
    <meta:generator>OpenOffice/4.1.7$Win32 OpenOffice.org_project/417m1$Build-9800</meta:generator>
    <dc:date>2020-11-09T18:05:06.79</dc:date>
    <dc:creator>Larry Volz</dc:creator>
    <meta:editing-duration>PT4H59M</meta:editing-duration>
    <meta:editing-cycles>1</meta:editing-cycles>
    <meta:document-statistic meta:table-count="4" meta:cell-count="43" meta:object-count="0"/>
  </office:meta>
</office:document-meta>
</file>